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2" style:parent-style-name="Graphics">
      <style:graphic-properties draw:fill="none" fo:clip="rect(0in, 0in, 0in, 0in)" draw:stroke="non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7" style:parent-style-name="Graphics">
      <style:graphic-properties draw:fill="none" fo:clip="rect(0in, 0in, 0in, 0in)" draw:stroke="none"/>
    </style:style>
    <style:style style:family="drawing-page" style:name="a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0" style:parent-style-name="Graphics">
      <style:graphic-properties draw:fill="none" fo:clip="rect(0in, 0in, 0in, 0in)" draw:stroke="none"/>
    </style:style>
    <style:style style:family="graphic" style:name="a364" style:parent-style-name="Graphics">
      <style:graphic-properties draw:fill="none" draw:stroke="none"/>
    </style:style>
    <style:style style:family="paragraph" style:name="a35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 style:parent-style-name="Graphics">
      <style:graphic-properties draw:fill="none" fo:clip="rect(0in, 0in, 0in, 0in)" draw:stroke="non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9">
      <style:graphic-properties draw:fill="none" fo:clip="rect(0in, 0in, 0in, 0in)" draw:stroke="none"/>
    </style:style>
  </office:automatic-styles>
  <office:body>
    <office:presentation>
      <draw:page draw:name="Slide1" draw:style-name="a356" draw:master-page-name="Master1-Layout1-title-Titelfolie" presentation:presentation-page-layout-name="Master1-PPL1" draw:id="Slide-256">
        <draw:frame draw:id="id63" draw:style-name="a357" draw:name="Picture 2" svg:x="-0.47893in" svg:y="-0.92289in" svg:width="14.10683in" svg:height="14.10683in" style:rel-width="scale" style:rel-height="scale">
          <draw:image xlink:href="media/image1.png" xlink:type="simple" xlink:show="embed" xlink:actuate="onLoad"/>
          <svg:title/>
          <svg:desc>red and white candy stripes red diagonal Fabric | Red and white, White ...</svg:desc>
        </draw:frame>
        <draw:frame draw:id="id64" presentation:style-name="a360" draw:name="Untertitel 2" svg:x="1.50595in" svg:y="5.24479in" svg:width="10in" svg:height="1.81076in" presentation:class="subtitle" presentation:placeholder="false">
          <draw:text-box>
            <text:p text:style-name="a359" text:class-names="" text:cond-style-name=""><text:span text:style-name="a358" text:class-names=""><text:s text:c="5"/>Gabriel Schwandl</text:span></text:p>
          </draw:text-box>
          <svg:title/>
          <svg:desc/>
        </draw:frame>
        <draw:frame draw:id="id65" presentation:style-name="a361" draw:name="Titel 4" svg:x="1.66667in" svg:y="1.22743in" svg:width="10in" svg:height="2.61111in" presentation:class="title" presentation:placeholder="true">
          <draw:text-box/>
          <svg:title/>
          <svg:desc/>
        </draw:frame>
        <draw:frame draw:id="id66" draw:style-name="a362" draw:name="Picture 4" svg:x="4.06312in" svg:y="0.47123in" svg:width="5.20709in" svg:height="4.90507in" style:rel-width="scale" style:rel-height="scale">
          <draw:image xlink:href="media/image2.png" xlink:type="simple" xlink:show="embed" xlink:actuate="onLoad"/>
          <svg:title/>
          <svg:desc>Wheres Waldo (Free Games &amp; Printables) • Kids Activities Blog</svg:desc>
        </draw:frame>
      </draw:page>
      <draw:page draw:name="Slide2" draw:style-name="a363" draw:master-page-name="Master1-Layout2-obj-Titel-und-Inhalt" presentation:presentation-page-layout-name="Master1-PPL2" draw:id="Slide-257">
        <draw:frame draw:id="id67" draw:style-name="a364" draw:name="Grafik 4" svg:x="-0.83272in" svg:y="-6.99366in" svg:width="14.98272in" svg:height="15.05208in" style:rel-width="scale" style:rel-height="scale">
          <draw:image xlink:href="media/image3.jpeg" xlink:type="simple" xlink:show="embed" xlink:actuate="onLoad"/>
          <svg:title/>
          <svg:desc>Ein Bild, das Muster, Streifen, rot, Flagge enthält.

KI-generierte Inhalte können fehlerhaft sein.</svg:desc>
        </draw:frame>
        <draw:frame draw:id="id68" presentation:style-name="a368" draw:name="Titel 1" svg:x="0.91667in" svg:y="0.26316in" svg:width="11.55702in" svg:height="1.4081in" presentation:class="title" presentation:placeholder="false">
          <draw:text-box>
            <text:p text:style-name="a367" text:class-names="" text:cond-style-name=""><text:span text:style-name="a365" text:class-names="">Where‘s</text:span><text:span text:style-name="a366" text:class-names=""><text:s text:c="1"/>Waldo? Auf PC/Laptop</text:span></text:p>
          </draw:text-box>
          <svg:title/>
          <svg:desc/>
        </draw:frame>
        <draw:frame draw:id="id69" presentation:style-name="a369" draw:transform="translate(-1.16821in -1.46027in) rotate(-0.17748) translate(2.87891in 3.75in)" draw:name="Picture 2" svg:width="2.33643in" svg:height="2.92054in" style:rel-width="scale" style:rel-height="scale" presentation:class="graphic" presentation:placeholder="false">
          <draw:image xlink:href="media/image4.jpeg" xlink:type="simple" xlink:show="embed" xlink:actuate="onLoad"/>
          <svg:title/>
          <svg:desc>Where's Waldo? von Martin Handford - englisches Buch - bücher.de</svg:desc>
        </draw:frame>
        <draw:frame draw:id="id70" draw:style-name="a370" draw:name="Picture 4" svg:x="4.28659in" svg:y="2.83449in" svg:width="4.0625in" svg:height="2.25765in" style:rel-width="scale" style:rel-height="scale">
          <draw:image xlink:href="media/image5.png" xlink:type="simple" xlink:show="embed" xlink:actuate="onLoad"/>
          <svg:title/>
          <svg:desc>Arrow Icon Transparent Background</svg:desc>
        </draw:frame>
        <draw:frame draw:id="id71" draw:style-name="a371" draw:name="Picture 6" svg:x="8.24107in" svg:y="2.39932in" svg:width="3.12798in" svg:height="3.12798in" style:rel-width="scale" style:rel-height="scale">
          <draw:image xlink:href="media/image6.png" xlink:type="simple" xlink:show="embed" xlink:actuate="onLoad"/>
          <svg:title/>
          <svg:desc>Pc Symbole Pn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umsplatzhalt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3.06.2025</text:date></text:span></text:p>
        </draw:text-box>
        <svg:title/>
        <svg:desc/>
      </draw:frame>
      <draw:frame draw:id="id3" presentation:style-name="a28" draw:name="Fußzeilenplatzhalt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Foliennummernplatzhalt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2">
      <draw:frame draw:id="id5" presentation:style-name="a36" draw:name="Titel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Mastertitelformat bearbeiten</text:span><text:span text:style-name="a34" text:class-names=""/></text:p>
        </draw:text-box>
        <svg:title/>
        <svg:desc/>
      </draw:frame>
      <draw:frame draw:id="id6" presentation:style-name="a40" draw:name="Untertitel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Master-Untertitelformat bearbeiten</text:span><text:span text:style-name="a38" text:class-names=""/></text:p>
        </draw:text-box>
        <svg:title/>
        <svg:desc/>
      </draw:frame>
      <draw:frame draw:id="id7" presentation:style-name="a44" draw:name="Datumsplatzhalt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3.06.2025</text:date></text:span></text:p>
        </draw:text-box>
        <svg:title/>
        <svg:desc/>
      </draw:frame>
      <draw:frame draw:id="id8" presentation:style-name="a47" draw:name="Fußzeilenplatzhalt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Foliennummernplatzhalt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51">
      <draw:frame draw:id="id10" presentation:style-name="a55" draw:name="Titel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Mastertitelformat bearbeiten</text:span><text:span text:style-name="a53" text:class-names=""/></text:p>
        </draw:text-box>
        <svg:title/>
        <svg:desc/>
      </draw:frame>
      <draw:frame draw:id="id11" presentation:style-name="a72" draw:name="Inhaltsplatzhalt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Mastertextformat bearbeit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Zweite Ebene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ünfte Ebene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umsplatzhalt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3.06.2025</text:date></text:span></text:p>
        </draw:text-box>
        <svg:title/>
        <svg:desc/>
      </draw:frame>
      <draw:frame draw:id="id13" presentation:style-name="a79" draw:name="Fußzeilenplatzhalt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Foliennummernplatzhalt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83">
      <draw:frame draw:id="id15" presentation:style-name="a87" draw:name="Titel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Mastertitelformat bearbeiten</text:span><text:span text:style-name="a85" text:class-names=""/></text:p>
        </draw:text-box>
        <svg:title/>
        <svg:desc/>
      </draw:frame>
      <draw:frame draw:id="id16" presentation:style-name="a91" draw:name="Textplatzhalt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Mastertextformat bearbeiten</text:span></text:p>
            </text:list-item>
          </text:list>
        </draw:text-box>
        <svg:title/>
        <svg:desc/>
      </draw:frame>
      <draw:frame draw:id="id17" presentation:style-name="a95" draw:name="Datumsplatzhalt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3.06.2025</text:date></text:span></text:p>
        </draw:text-box>
        <svg:title/>
        <svg:desc/>
      </draw:frame>
      <draw:frame draw:id="id18" presentation:style-name="a98" draw:name="Fußzeilenplatzhalt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Foliennummernplatzhalt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102">
      <draw:frame draw:id="id20" presentation:style-name="a106" draw:name="Titel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Mastertitelformat bearbeiten</text:span><text:span text:style-name="a104" text:class-names=""/></text:p>
        </draw:text-box>
        <svg:title/>
        <svg:desc/>
      </draw:frame>
      <draw:frame draw:id="id21" presentation:style-name="a123" draw:name="Inhaltsplatzhalt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Mastertextformat bearbeit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Zweite Ebene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ünfte Ebene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Inhaltsplatzhalt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Mastertextformat bearbeit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Zweite Ebene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ünfte Ebene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umsplatzhalt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3.06.2025</text:date></text:span></text:p>
        </draw:text-box>
        <svg:title/>
        <svg:desc/>
      </draw:frame>
      <draw:frame draw:id="id24" presentation:style-name="a147" draw:name="Fußzeilenplatzhalt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Foliennummernplatzhalt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51">
      <draw:frame draw:id="id26" presentation:style-name="a155" draw:name="Titel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Mastertitelformat bearbeiten</text:span><text:span text:style-name="a153" text:class-names=""/></text:p>
        </draw:text-box>
        <svg:title/>
        <svg:desc/>
      </draw:frame>
      <draw:frame draw:id="id27" presentation:style-name="a159" draw:name="Textplatzhalt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astertextformat bearbeiten</text:span></text:p>
            </text:list-item>
          </text:list>
        </draw:text-box>
        <svg:title/>
        <svg:desc/>
      </draw:frame>
      <draw:frame draw:id="id28" presentation:style-name="a176" draw:name="Inhaltsplatzhalt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Mastertextformat bearbeite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Zweite Ebene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ünfte Ebene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platzhalt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Mastertextformat bearbeiten</text:span></text:p>
            </text:list-item>
          </text:list>
        </draw:text-box>
        <svg:title/>
        <svg:desc/>
      </draw:frame>
      <draw:frame draw:id="id30" presentation:style-name="a197" draw:name="Inhaltsplatzhalt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Mastertextformat bearbeiten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Zweite Ebene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ünfte Ebene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umsplatzhalt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3.06.2025</text:date></text:span></text:p>
        </draw:text-box>
        <svg:title/>
        <svg:desc/>
      </draw:frame>
      <draw:frame draw:id="id32" presentation:style-name="a204" draw:name="Fußzeilenplatzhalt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Foliennummernplatzhalt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208">
      <draw:frame draw:id="id34" presentation:style-name="a212" draw:name="Titel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Mastertitelformat bearbeiten</text:span><text:span text:style-name="a210" text:class-names=""/></text:p>
        </draw:text-box>
        <svg:title/>
        <svg:desc/>
      </draw:frame>
      <draw:frame draw:id="id35" presentation:style-name="a216" draw:name="Datumsplatzhalt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3.06.2025</text:date></text:span></text:p>
        </draw:text-box>
        <svg:title/>
        <svg:desc/>
      </draw:frame>
      <draw:frame draw:id="id36" presentation:style-name="a219" draw:name="Fußzeilenplatzhalt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Foliennummernplatzhalt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23">
      <draw:frame draw:id="id38" presentation:style-name="a227" draw:name="Datumsplatzhalt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3.06.2025</text:date></text:span></text:p>
        </draw:text-box>
        <svg:title/>
        <svg:desc/>
      </draw:frame>
      <draw:frame draw:id="id39" presentation:style-name="a230" draw:name="Fußzeilenplatzhalt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Foliennummernplatzhalt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34">
      <draw:frame draw:id="id41" presentation:style-name="a238" draw:name="Titel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Mastertitelformat bearbeiten</text:span><text:span text:style-name="a236" text:class-names=""/></text:p>
        </draw:text-box>
        <svg:title/>
        <svg:desc/>
      </draw:frame>
      <draw:frame draw:id="id42" presentation:style-name="a255" draw:name="Inhaltsplatzhalt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platzhalt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astertextformat bearbeiten</text:span></text:p>
            </text:list-item>
          </text:list>
        </draw:text-box>
        <svg:title/>
        <svg:desc/>
      </draw:frame>
      <draw:frame draw:id="id44" presentation:style-name="a263" draw:name="Datumsplatzhalt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3.06.2025</text:date></text:span></text:p>
        </draw:text-box>
        <svg:title/>
        <svg:desc/>
      </draw:frame>
      <draw:frame draw:id="id45" presentation:style-name="a266" draw:name="Fußzeilenplatzhalt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Foliennummernplatzhalt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70">
      <draw:frame draw:id="id47" presentation:style-name="a274" draw:name="Titel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Mastertitelformat bearbeiten</text:span><text:span text:style-name="a272" text:class-names=""/></text:p>
        </draw:text-box>
        <svg:title/>
        <svg:desc/>
      </draw:frame>
      <draw:frame draw:id="id48" presentation:style-name="a277" draw:name="Bildplatzhalt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platzhalt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Mastertextformat bearbeiten</text:span></text:p>
            </text:list-item>
          </text:list>
        </draw:text-box>
        <svg:title/>
        <svg:desc/>
      </draw:frame>
      <draw:frame draw:id="id50" presentation:style-name="a285" draw:name="Datumsplatzhalt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3.06.2025</text:date></text:span></text:p>
        </draw:text-box>
        <svg:title/>
        <svg:desc/>
      </draw:frame>
      <draw:frame draw:id="id51" presentation:style-name="a288" draw:name="Fußzeilenplatzhalt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Foliennummernplatzhalt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92">
      <draw:frame draw:id="id53" presentation:style-name="a296" draw:name="Titel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Mastertitelformat bearbeiten</text:span><text:span text:style-name="a294" text:class-names=""/></text:p>
        </draw:text-box>
        <svg:title/>
        <svg:desc/>
      </draw:frame>
      <draw:frame draw:id="id54" presentation:style-name="a313" draw:name="Vertikaler Textplatzhalt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astertextformat bearbeiten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Zweite Ebene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ünfte Ebene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umsplatzhalt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3.06.2025</text:date></text:span></text:p>
        </draw:text-box>
        <svg:title/>
        <svg:desc/>
      </draw:frame>
      <draw:frame draw:id="id56" presentation:style-name="a320" draw:name="Fußzeilenplatzhalt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Foliennummernplatzhalt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24">
      <draw:frame draw:id="id58" presentation:style-name="a328" draw:name="Vertikaler Tite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Mastertitelformat bearbeiten</text:span><text:span text:style-name="a326" text:class-names=""/></text:p>
        </draw:text-box>
        <svg:title/>
        <svg:desc/>
      </draw:frame>
      <draw:frame draw:id="id59" presentation:style-name="a345" draw:name="Vertikaler Textplatzhalt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Mastertextformat bearbeiten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Zweite Ebene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ünfte Ebene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umsplatzhalt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3.06.2025</text:date></text:span></text:p>
        </draw:text-box>
        <svg:title/>
        <svg:desc/>
      </draw:frame>
      <draw:frame draw:id="id61" presentation:style-name="a352" draw:name="Fußzeilenplatzhalt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Foliennummernplatzhalt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Gabriel Schwandl</meta:initial-creator>
    <dc:creator>Gabriel Schwandl</dc:creator>
    <meta:creation-date>2025-06-03T11:51:44Z</meta:creation-date>
    <dc:date>2025-06-03T17:29:47Z</dc:date>
    <meta:editing-cycles>1</meta:editing-cycles>
    <meta:editing-duration>PT0S</meta:editing-duration>
    <meta:document-statistic meta:paragraph-count="2" meta:word-count="12"/>
  </office:meta>
</office:document-meta>
</file>